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automatic-styles>
    <style:style style:name="P1" style:family="paragraph" style:parent-style-name="Standard">
      <style:text-properties style:font-name="URW Gothic L1" fo:font-size="10pt" officeooo:rsid="001b4088" officeooo:paragraph-rsid="001b4088" style:font-size-asian="10pt" style:font-size-complex="10pt"/>
    </style:style>
    <style:style style:name="P2" style:family="paragraph" style:parent-style-name="Standard">
      <style:text-properties style:font-name="URW Gothic L1" fo:font-size="24pt" officeooo:rsid="001b4088" officeooo:paragraph-rsid="001b4088" style:font-size-asian="24pt" style:font-size-complex="24pt"/>
    </style:style>
    <style:style style:name="P3" style:family="paragraph" style:parent-style-name="Standard">
      <style:text-properties style:font-name="URW Gothic L1" fo:font-size="12pt" officeooo:rsid="003f23ef" officeooo:paragraph-rsid="003f23ef" style:font-size-asian="12pt" style:font-size-complex="12pt"/>
    </style:style>
    <style:style style:name="P4" style:family="paragraph" style:parent-style-name="Standard">
      <style:text-properties style:font-name="URW Gothic L1" fo:font-size="12pt" officeooo:rsid="003f23ef" officeooo:paragraph-rsid="00419889" style:font-size-asian="12pt" style:font-size-complex="12pt"/>
    </style:style>
    <style:style style:name="P5" style:family="paragraph" style:parent-style-name="Standard">
      <style:text-properties style:font-name="URW Gothic L1" fo:font-size="8pt" officeooo:rsid="001b4088" officeooo:paragraph-rsid="001b4088" style:font-size-asian="8pt" style:font-size-complex="8pt"/>
    </style:style>
    <style:style style:name="P6" style:family="paragraph" style:parent-style-name="Standard">
      <style:text-properties style:font-name="URW Gothic L1" fo:font-size="8pt" officeooo:rsid="001b4088" officeooo:paragraph-rsid="001bf9de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1902b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2371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6690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23ef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419889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4ce7b0" style:font-size-asian="8pt" style:font-size-complex="8pt"/>
    </style:style>
    <style:style style:name="P13" style:family="paragraph" style:parent-style-name="Standard">
      <style:text-properties style:font-name="URW Gothic L1" fo:font-size="8pt" officeooo:rsid="001b4088" officeooo:paragraph-rsid="001e6995" style:font-size-asian="8pt" style:font-size-complex="8pt"/>
    </style:style>
    <style:style style:name="P14" style:family="paragraph" style:parent-style-name="Standard">
      <style:text-properties style:font-name="URW Gothic L1" fo:font-size="8pt" officeooo:rsid="001b4088" officeooo:paragraph-rsid="0021902b" style:font-size-asian="8pt" style:font-size-complex="8pt"/>
    </style:style>
    <style:style style:name="P15" style:family="paragraph" style:parent-style-name="Standard">
      <style:text-properties style:font-name="URW Gothic L1" fo:font-size="8pt" officeooo:rsid="001b4088" officeooo:paragraph-rsid="002800d9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17" style:family="paragraph" style:parent-style-name="Standard">
      <style:text-properties style:font-name="URW Gothic L1" fo:font-size="8pt" officeooo:rsid="001b4088" officeooo:paragraph-rsid="002f6690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1d2841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06681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1902b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f6690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3bdd0c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4e2877" style:font-size-asian="8pt" style:font-size-complex="8pt"/>
    </style:style>
    <style:style style:name="P24" style:family="paragraph" style:parent-style-name="Standard">
      <style:text-properties style:font-name="URW Gothic L1" fo:font-size="8pt" officeooo:rsid="002800d9" officeooo:paragraph-rsid="002800d9" style:font-size-asian="8pt" style:font-size-complex="8pt"/>
    </style:style>
    <style:style style:name="P25" style:family="paragraph" style:parent-style-name="Standard">
      <style:paragraph-properties fo:text-align="justify" style:justify-single-word="false"/>
      <style:text-properties style:font-name="URW Gothic L1" fo:font-size="8pt" officeooo:rsid="004ce7b0" officeooo:paragraph-rsid="004ce7b0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URW Gothic L1" fo:font-size="8pt" officeooo:paragraph-rsid="0021902b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URW Gothic L1" fo:font-size="8pt" officeooo:paragraph-rsid="002f6690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3bdd0c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URW Gothic L1" fo:font-size="8pt" officeooo:rsid="00206681" officeooo:paragraph-rsid="004e2877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21902b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2f6690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3d8bf6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URW Gothic L1" fo:font-size="8pt" officeooo:rsid="0039f0a9" officeooo:paragraph-rsid="0039f0a9" style:font-size-asian="8pt" style:font-size-complex="8pt"/>
    </style:style>
    <style:style style:name="P34" style:family="paragraph" style:parent-style-name="Standard">
      <style:text-properties style:font-name="URW Gothic L1" fo:font-size="8pt" fo:font-style="italic" officeooo:rsid="001bf9de" officeooo:paragraph-rsid="001d2841" style:font-size-asian="8pt" style:font-style-asian="italic" style:font-size-complex="8pt" style:font-style-complex="italic"/>
    </style:style>
    <style:style style:name="P35" style:family="paragraph" style:parent-style-name="Standard">
      <style:text-properties style:font-name="URW Gothic L1" fo:font-size="8pt" fo:font-style="italic" officeooo:rsid="001bf9de" officeooo:paragraph-rsid="001e6995" style:font-size-asian="8pt" style:font-style-asian="italic" style:font-size-complex="8pt" style:font-style-complex="italic"/>
    </style:style>
    <style:style style:name="P36" style:family="paragraph" style:parent-style-name="Standard">
      <style:text-properties style:font-name="URW Gothic L1" fo:font-size="8pt" fo:font-style="italic" officeooo:rsid="001b4088" officeooo:paragraph-rsid="0021902b" style:font-size-asian="8pt" style:font-style-asian="italic" style:font-size-complex="8pt" style:font-style-complex="italic"/>
    </style:style>
    <style:style style:name="P37" style:family="paragraph" style:parent-style-name="Standard">
      <style:text-properties style:font-name="URW Gothic L1" fo:font-size="8pt" fo:font-style="italic" officeooo:rsid="001b4088" officeooo:paragraph-rsid="002f6690" style:font-size-asian="8pt" style:font-style-asian="italic" style:font-size-complex="8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URW Gothic L1" fo:font-size="8pt" fo:font-style="italic" officeooo:rsid="004ce7b0" officeooo:paragraph-rsid="00507702" style:font-size-asian="8pt" style:font-style-asian="italic" style:font-size-complex="8pt" style:font-style-complex="italic"/>
    </style:style>
    <style:style style:name="P39" style:family="paragraph" style:parent-style-name="Standard">
      <style:text-properties style:font-name="URW Gothic L1" fo:font-size="8pt" fo:font-style="normal" officeooo:rsid="0023f924" officeooo:paragraph-rsid="0023f924" style:font-size-asian="8pt" style:font-style-asian="normal" style:font-size-complex="8pt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URW Gothic L1" fo:font-size="8pt" fo:font-style="normal" officeooo:rsid="0023f924" officeooo:paragraph-rsid="0023f924" style:font-size-asian="8pt" style:font-style-asian="normal" style:font-size-complex="8pt" style:font-style-complex="normal"/>
    </style:style>
    <style:style style:name="P41" style:family="paragraph" style:parent-style-name="Standard">
      <style:paragraph-properties fo:text-align="center" style:justify-single-word="false"/>
      <style:text-properties style:font-name="URW Gothic L1" fo:font-size="8pt" fo:font-style="normal" officeooo:rsid="0023f924" officeooo:paragraph-rsid="002f6690" style:font-size-asian="8pt" style:font-style-asian="normal" style:font-size-complex="8pt" style:font-style-complex="normal"/>
    </style:style>
    <style:style style:name="P42" style:family="paragraph" style:parent-style-name="Standard">
      <style:text-properties style:font-name="URW Gothic L1" fo:font-size="8pt" fo:font-style="normal" officeooo:rsid="0023f924" officeooo:paragraph-rsid="002f6690" style:font-size-asian="8pt" style:font-style-asian="normal" style:font-size-complex="8pt" style:font-style-complex="normal"/>
    </style:style>
    <style:style style:name="P43" style:family="paragraph" style:parent-style-name="Standard">
      <style:paragraph-properties fo:text-align="center" style:justify-single-word="false"/>
      <style:text-properties style:font-name="URW Gothic L1" fo:font-size="8pt" fo:font-style="normal" officeooo:rsid="002f138c" officeooo:paragraph-rsid="002f6690" style:font-size-asian="8pt" style:font-style-asian="normal" style:font-size-complex="8pt" style:font-style-complex="normal"/>
    </style:style>
    <style:style style:name="P44" style:family="paragraph" style:parent-style-name="Standard">
      <style:text-properties style:font-name="URW Gothic L1" fo:font-size="8pt" fo:font-style="italic" officeooo:rsid="001bf9de" officeooo:paragraph-rsid="001e6995" style:font-size-asian="8pt" style:font-style-asian="italic" style:font-size-complex="8pt" style:font-style-complex="italic"/>
    </style:style>
    <style:style style:name="P45" style:family="paragraph" style:parent-style-name="Standard">
      <style:text-properties style:font-name="URW Gothic L1" fo:font-size="8pt" fo:font-style="italic" officeooo:rsid="001bf9de" officeooo:paragraph-rsid="00557819" style:font-size-asian="8pt" style:font-style-asian="italic" style:font-size-complex="8pt" style:font-style-complex="italic"/>
    </style:style>
    <style:style style:name="P46" style:family="paragraph" style:parent-style-name="Standard">
      <style:text-properties style:font-name="URW Gothic L1" fo:font-size="8pt" fo:font-style="italic" officeooo:rsid="001bf9de" officeooo:paragraph-rsid="00754863" style:font-size-asian="8pt" style:font-style-asian="italic" style:font-size-complex="8pt" style:font-style-complex="italic"/>
    </style:style>
    <style:style style:name="P47" style:family="paragraph" style:parent-style-name="Standard">
      <style:paragraph-properties fo:text-align="center" style:justify-single-word="false"/>
      <style:text-properties style:font-name="URW Gothic L1" fo:font-size="8pt" fo:font-style="italic" officeooo:rsid="001bf9de" officeooo:paragraph-rsid="005786b1" style:font-size-asian="8pt" style:font-style-asian="italic" style:font-size-complex="8pt" style:font-style-complex="italic"/>
    </style:style>
    <style:style style:name="P48" style:family="paragraph" style:parent-style-name="Standard">
      <style:text-properties style:font-name="URW Gothic L1" fo:font-size="8pt" fo:font-style="italic" officeooo:rsid="001bf9de" officeooo:paragraph-rsid="0090e37b" style:font-size-asian="8pt" style:font-style-asian="italic" style:font-size-complex="8pt" style:font-style-complex="italic"/>
    </style:style>
    <style:style style:name="P49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79a07c" style:font-size-asian="8pt" style:font-size-complex="8pt"/>
    </style:style>
    <style:style style:name="P50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51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7a3972" style:font-size-asian="8pt" style:font-size-complex="8pt"/>
    </style:style>
    <style:style style:name="P52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60519d" style:font-size-asian="8pt" style:font-size-complex="8pt"/>
    </style:style>
    <style:style style:name="P53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50b5e" style:font-size-asian="8pt" style:font-size-complex="8pt"/>
    </style:style>
    <style:style style:name="P54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c097c" style:font-size-asian="8pt" style:font-size-complex="8pt"/>
    </style:style>
    <style:style style:name="P55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c6af0" style:font-size-asian="8pt" style:font-size-complex="8pt"/>
    </style:style>
    <style:style style:name="P56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90662e" style:font-size-asian="8pt" style:font-size-complex="8pt"/>
    </style:style>
    <style:style style:name="P57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ab4bfd" style:font-size-asian="8pt" style:font-size-complex="8pt"/>
    </style:style>
    <style:style style:name="P58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7fba5" style:font-size-asian="8pt" style:font-size-complex="8pt"/>
    </style:style>
    <style:style style:name="P59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b8ae2d" style:font-size-asian="8pt" style:font-size-complex="8pt"/>
    </style:style>
    <style:style style:name="P60" style:family="paragraph" style:parent-style-name="Standard">
      <style:text-properties style:font-name="URW Gothic L1" fo:font-size="8pt" officeooo:rsid="001b4088" officeooo:paragraph-rsid="00557819" style:font-size-asian="8pt" style:font-size-complex="8pt"/>
    </style:style>
    <style:style style:name="P61" style:family="paragraph" style:parent-style-name="Standard">
      <style:text-properties style:font-name="URW Gothic L1" fo:font-size="8pt" officeooo:rsid="001b4088" officeooo:paragraph-rsid="001b4088" style:font-size-asian="8pt" style:font-size-complex="8pt"/>
    </style:style>
    <style:style style:name="P62" style:family="paragraph" style:parent-style-name="Standard">
      <style:text-properties style:font-name="URW Gothic L1" fo:font-size="8pt" officeooo:rsid="001b4088" officeooo:paragraph-rsid="00206681" style:font-size-asian="8pt" style:font-size-complex="8pt"/>
    </style:style>
    <style:style style:name="P63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79a07c" style:font-size-asian="8pt" style:font-size-complex="8pt"/>
    </style:style>
    <style:style style:name="P64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7cc1c5" style:font-size-asian="8pt" style:font-size-complex="8pt"/>
    </style:style>
    <style:style style:name="P65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850b5e" style:font-size-asian="8pt" style:font-size-complex="8pt"/>
    </style:style>
    <style:style style:name="P6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87fba5" style:font-size-asian="8pt" style:font-size-complex="8pt"/>
    </style:style>
    <style:style style:name="P6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a40d9c" style:font-size-asian="8pt" style:font-size-complex="8pt"/>
    </style:style>
    <style:style style:name="P6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ab4bfd" style:font-size-asian="8pt" style:font-size-complex="8pt"/>
    </style:style>
    <style:style style:name="P69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b06d31" style:font-size-asian="8pt" style:font-size-complex="8pt"/>
    </style:style>
    <style:style style:name="P70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b8ae2d" style:font-size-asian="8pt" style:font-size-complex="8pt"/>
    </style:style>
    <style:style style:name="P71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6690" style:font-size-asian="8pt" style:font-size-complex="8pt"/>
    </style:style>
    <style:style style:name="P72" style:family="paragraph" style:parent-style-name="Standard">
      <style:text-properties style:font-name="URW Gothic L1" fo:font-size="8pt" officeooo:rsid="001b4088" officeooo:paragraph-rsid="00754863" style:font-size-asian="8pt" style:font-size-complex="8pt"/>
    </style:style>
    <style:style style:name="P73" style:family="paragraph" style:parent-style-name="Standard">
      <style:text-properties style:font-name="URW Gothic L1" fo:font-size="8pt" officeooo:rsid="001b4088" officeooo:paragraph-rsid="0079a07c" style:font-size-asian="8pt" style:font-size-complex="8pt"/>
    </style:style>
    <style:style style:name="P74" style:family="paragraph" style:parent-style-name="Standard">
      <style:paragraph-properties fo:text-align="end" style:justify-single-word="false"/>
      <style:text-properties style:font-name="URW Gothic L1" fo:font-size="8pt" officeooo:rsid="001b4088" officeooo:paragraph-rsid="00a40d9c" style:font-size-asian="8pt" style:font-size-complex="8pt"/>
    </style:style>
    <style:style style:name="P75" style:family="paragraph" style:parent-style-name="Standard">
      <style:text-properties style:font-name="URW Gothic L1" fo:font-size="8pt" officeooo:rsid="001b4088" officeooo:paragraph-rsid="007a3972" style:font-size-asian="8pt" style:font-size-complex="8pt"/>
    </style:style>
    <style:style style:name="P76" style:family="paragraph" style:parent-style-name="Standard">
      <style:text-properties style:font-name="URW Gothic L1" fo:font-size="8pt" officeooo:rsid="001b4088" officeooo:paragraph-rsid="007aa793" style:font-size-asian="8pt" style:font-size-complex="8pt"/>
    </style:style>
    <style:style style:name="P77" style:family="paragraph" style:parent-style-name="Standard">
      <style:text-properties style:font-name="URW Gothic L1" fo:font-size="8pt" officeooo:rsid="001b4088" officeooo:paragraph-rsid="00850b5e" style:font-size-asian="8pt" style:font-size-complex="8pt"/>
    </style:style>
    <style:style style:name="P78" style:family="paragraph" style:parent-style-name="Standard">
      <style:text-properties style:font-name="URW Gothic L1" fo:font-size="8pt" officeooo:rsid="001b4088" officeooo:paragraph-rsid="0087fba5" style:font-size-asian="8pt" style:font-size-complex="8pt"/>
    </style:style>
    <style:style style:name="P79" style:family="paragraph" style:parent-style-name="Standard">
      <style:text-properties style:font-name="URW Gothic L1" fo:font-size="8pt" officeooo:rsid="001b4088" officeooo:paragraph-rsid="008c097c" style:font-size-asian="8pt" style:font-size-complex="8pt"/>
    </style:style>
    <style:style style:name="P80" style:family="paragraph" style:parent-style-name="Standard">
      <style:text-properties style:font-name="URW Gothic L1" fo:font-size="8pt" officeooo:rsid="001b4088" officeooo:paragraph-rsid="008c6af0" style:font-size-asian="8pt" style:font-size-complex="8pt"/>
    </style:style>
    <style:style style:name="P81" style:family="paragraph" style:parent-style-name="Standard">
      <style:text-properties style:font-name="URW Gothic L1" fo:font-size="8pt" officeooo:rsid="001b4088" officeooo:paragraph-rsid="0090662e" style:font-size-asian="8pt" style:font-size-complex="8pt"/>
    </style:style>
    <style:style style:name="P82" style:family="paragraph" style:parent-style-name="Standard">
      <style:text-properties style:font-name="URW Gothic L1" fo:font-size="8pt" officeooo:rsid="001b4088" officeooo:paragraph-rsid="00962843" style:font-size-asian="8pt" style:font-size-complex="8pt"/>
    </style:style>
    <style:style style:name="P83" style:family="paragraph" style:parent-style-name="Standard">
      <style:text-properties style:font-name="URW Gothic L1" fo:font-size="8pt" officeooo:rsid="001b4088" officeooo:paragraph-rsid="00ab4bfd" style:font-size-asian="8pt" style:font-size-complex="8pt"/>
    </style:style>
    <style:style style:name="P84" style:family="paragraph" style:parent-style-name="Standard">
      <style:text-properties style:font-name="URW Gothic L1" fo:font-size="8pt" officeooo:rsid="001b4088" officeooo:paragraph-rsid="00b06d31" style:font-size-asian="8pt" style:font-size-complex="8pt"/>
    </style:style>
    <style:style style:name="P85" style:family="paragraph" style:parent-style-name="Standard">
      <style:paragraph-properties fo:text-align="center" style:justify-single-word="false"/>
      <style:text-properties style:font-name="URW Gothic L1" fo:font-size="8pt" officeooo:rsid="001bf9de" officeooo:paragraph-rsid="00850b5e" style:font-size-asian="8pt" style:font-size-complex="8pt"/>
    </style:style>
    <style:style style:name="P86" style:family="paragraph" style:parent-style-name="Standard">
      <style:paragraph-properties fo:text-align="center" style:justify-single-word="false"/>
      <style:text-properties style:font-name="URW Gothic L1" fo:font-size="8pt" officeooo:rsid="001bf9de" officeooo:paragraph-rsid="00b8ae2d" style:font-size-asian="8pt" style:font-size-complex="8pt"/>
    </style:style>
    <style:style style:name="P87" style:family="paragraph" style:parent-style-name="Standard">
      <style:paragraph-properties fo:text-align="center" style:justify-single-word="false"/>
      <style:text-properties style:font-name="URW Gothic L1" fo:font-size="8pt" officeooo:rsid="00827430" officeooo:paragraph-rsid="00827430" style:font-size-asian="8pt" style:font-size-complex="8pt"/>
    </style:style>
    <style:style style:name="P88" style:family="paragraph" style:parent-style-name="Standard">
      <style:paragraph-properties fo:text-align="center" style:justify-single-word="false"/>
      <style:text-properties style:font-name="URW Gothic L1" fo:font-size="8pt" officeooo:rsid="00af7e21" officeooo:paragraph-rsid="00af7e21" style:font-size-asian="8pt" style:font-size-complex="8pt"/>
    </style:style>
    <style:style style:name="P89" style:family="paragraph" style:parent-style-name="Standard">
      <style:paragraph-properties fo:text-align="justify" style:justify-single-word="false"/>
      <style:text-properties style:font-name="URW Gothic L1" fo:font-size="8pt" officeooo:rsid="001c898c" officeooo:paragraph-rsid="002f6690" style:font-size-asian="12pt" style:font-size-complex="12pt"/>
    </style:style>
    <style:style style:name="P90" style:family="paragraph" style:parent-style-name="Standard">
      <style:text-properties style:font-name="URW Gothic L1" fo:font-size="14pt" officeooo:rsid="001b4088" officeooo:paragraph-rsid="001e6995" style:font-size-asian="10pt" style:font-size-complex="10pt"/>
    </style:style>
    <style:style style:name="P91" style:family="paragraph" style:parent-style-name="Standard">
      <style:text-properties style:font-name="URW Gothic L1" fo:font-size="16pt" officeooo:rsid="001b4088" officeooo:paragraph-rsid="001b4088" style:font-size-asian="12pt" style:font-size-complex="12pt"/>
    </style:style>
    <style:style style:name="P92" style:family="paragraph" style:parent-style-name="Standard">
      <style:text-properties style:font-name="URW Gothic L1" fo:font-size="16pt" officeooo:rsid="001b4088" officeooo:paragraph-rsid="001e6995" style:font-size-asian="10pt" style:font-size-complex="10pt"/>
    </style:style>
    <style:style style:name="P93" style:family="paragraph" style:parent-style-name="Standard">
      <style:text-properties style:font-name="URW Gothic L1" fo:font-size="16pt" officeooo:rsid="001b4088" officeooo:paragraph-rsid="0021902b" style:font-size-asian="10pt" style:font-size-complex="10pt"/>
    </style:style>
    <style:style style:name="P9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a3972" style:font-size-asian="8pt" style:font-size-complex="8pt"/>
    </style:style>
    <style:style style:name="P9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aa793" style:font-size-asian="8pt" style:font-size-complex="8pt"/>
    </style:style>
    <style:style style:name="P9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cc1c5" style:font-size-asian="8pt" style:font-size-complex="8pt"/>
    </style:style>
    <style:style style:name="P97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50b5e" style:font-size-asian="8pt" style:font-size-complex="8pt"/>
    </style:style>
    <style:style style:name="P98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7fba5" style:font-size-asian="8pt" style:font-size-complex="8pt"/>
    </style:style>
    <style:style style:name="P99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c097c" style:font-size-asian="8pt" style:font-size-complex="8pt"/>
    </style:style>
    <style:style style:name="P100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c6af0" style:font-size-asian="8pt" style:font-size-complex="8pt"/>
    </style:style>
    <style:style style:name="P101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0662e" style:font-size-asian="8pt" style:font-size-complex="8pt"/>
    </style:style>
    <style:style style:name="P102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49c63" style:font-size-asian="8pt" style:font-size-complex="8pt"/>
    </style:style>
    <style:style style:name="P103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62843" style:font-size-asian="8pt" style:font-size-complex="8pt"/>
    </style:style>
    <style:style style:name="P10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a7212f" style:font-size-asian="8pt" style:font-size-complex="8pt"/>
    </style:style>
    <style:style style:name="P10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06d31" style:font-size-asian="8pt" style:font-size-complex="8pt"/>
    </style:style>
    <style:style style:name="P10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2fd2a" style:font-size-asian="8pt" style:font-size-complex="8pt"/>
    </style:style>
    <style:style style:name="P107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8ae2d" style:font-size-asian="8pt" style:font-size-complex="8pt"/>
    </style:style>
    <style:style style:name="P108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d12dd" style:font-size-asian="8pt" style:font-size-complex="8pt"/>
    </style:style>
    <style:style style:name="P109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84a0a1" officeooo:paragraph-rsid="0084a0a1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6681"/>
    </style:style>
    <style:style style:name="T3" style:family="text">
      <style:text-properties style:text-position="sub 58%" officeooo:rsid="0027628f"/>
    </style:style>
    <style:style style:name="T4" style:family="text">
      <style:text-properties style:text-position="sub 58%" fo:font-style="normal" style:font-style-asian="normal" style:font-style-complex="normal"/>
    </style:style>
    <style:style style:name="T5" style:family="text">
      <style:text-properties style:text-position="sub 58%" fo:font-style="normal" officeooo:rsid="002f138c" style:font-style-asian="normal" style:font-style-complex="normal"/>
    </style:style>
    <style:style style:name="T6" style:family="text">
      <style:text-properties style:text-position="sub 58%" fo:font-style="normal" officeooo:rsid="0030e201" style:font-style-asian="normal" style:font-style-complex="normal"/>
    </style:style>
    <style:style style:name="T7" style:family="text">
      <style:text-properties style:text-position="sub 58%" fo:font-style="normal" officeooo:rsid="004e2877" style:font-style-asian="normal" style:font-style-complex="normal"/>
    </style:style>
    <style:style style:name="T8" style:family="text">
      <style:text-properties style:text-position="sub 58%" fo:font-style="normal" officeooo:rsid="003411ad" style:font-style-asian="normal" style:font-style-complex="normal"/>
    </style:style>
    <style:style style:name="T9" style:family="text">
      <style:text-properties style:text-position="sub 58%" fo:font-style="normal" officeooo:rsid="0027628f" style:font-style-asian="normal" style:font-style-complex="normal"/>
    </style:style>
    <style:style style:name="T10" style:family="text">
      <style:text-properties style:text-position="sub 58%" fo:font-style="normal" officeooo:rsid="00557819" style:font-style-asian="normal" style:font-style-complex="normal"/>
    </style:style>
    <style:style style:name="T11" style:family="text">
      <style:text-properties style:text-position="sub 58%" fo:font-style="normal" officeooo:rsid="00725088" style:font-name-asian="Noto Sans" style:font-style-asian="normal" style:font-name-complex="FreeSans1" style:font-style-complex="normal"/>
    </style:style>
    <style:style style:name="T12" style:family="text">
      <style:text-properties style:text-position="sub 58%" fo:font-style="normal" officeooo:rsid="0055275f" style:font-name-asian="Noto Sans" style:font-style-asian="normal" style:font-name-complex="FreeSans1" style:font-style-complex="normal"/>
    </style:style>
    <style:style style:name="T13" style:family="text">
      <style:text-properties style:text-position="sub 58%" officeooo:rsid="0030e201"/>
    </style:style>
    <style:style style:name="T14" style:family="text">
      <style:text-properties style:text-position="sub 58%" officeooo:rsid="003411ad"/>
    </style:style>
    <style:style style:name="T15" style:family="text">
      <style:text-properties style:text-position="sub 58%" officeooo:rsid="003d8bf6"/>
    </style:style>
    <style:style style:name="T16" style:family="text">
      <style:text-properties style:text-position="sub 58%" officeooo:rsid="003f23ef"/>
    </style:style>
    <style:style style:name="T17" style:family="text">
      <style:text-properties style:text-position="sub 58%" officeooo:rsid="004deca5"/>
    </style:style>
    <style:style style:name="T18" style:family="text">
      <style:text-properties style:text-position="sub 58%" officeooo:rsid="004e2877"/>
    </style:style>
    <style:style style:name="T19" style:family="text">
      <style:text-properties style:text-position="sub 58%" officeooo:rsid="004fc394"/>
    </style:style>
    <style:style style:name="T20" style:family="text">
      <style:text-properties style:text-position="sub 58%" officeooo:rsid="0055275f"/>
    </style:style>
    <style:style style:name="T21" style:family="text">
      <style:text-properties style:text-position="sub 58%" officeooo:rsid="00557819"/>
    </style:style>
    <style:style style:name="T22" style:family="text">
      <style:text-properties style:text-position="sub 58%" style:font-name="URW Gothic L" officeooo:rsid="0057993a" style:font-name-asian="URW Gothic L" style:font-name-complex="URW Gothic L"/>
    </style:style>
    <style:style style:name="T23" style:family="text">
      <style:text-properties style:text-position="sub 58%" officeooo:rsid="00725088"/>
    </style:style>
    <style:style style:name="T24" style:family="text">
      <style:text-properties style:text-position="sub 58%" officeooo:rsid="00736e80"/>
    </style:style>
    <style:style style:name="T25" style:family="text">
      <style:text-properties style:text-position="sub 58%" style:font-name="URW Gothic L" officeooo:rsid="007a3972" style:font-name-asian="URW Gothic L" style:font-name-complex="URW Gothic L"/>
    </style:style>
    <style:style style:name="T26" style:family="text">
      <style:text-properties style:text-position="sub 58%" style:font-name="URW Gothic L" officeooo:rsid="00850b5e" style:font-name-asian="URW Gothic L" style:font-name-complex="URW Gothic L"/>
    </style:style>
    <style:style style:name="T27" style:family="text">
      <style:text-properties style:text-position="sub 58%" style:font-name="URW Gothic L" officeooo:rsid="00ba8f5c" style:font-name-asian="URW Gothic L" style:font-name-complex="URW Gothic L"/>
    </style:style>
    <style:style style:name="T28" style:family="text">
      <style:text-properties style:text-position="sub 58%" style:font-name="URW Gothic L" fo:font-style="normal" officeooo:rsid="00850b5e" style:font-name-asian="URW Gothic L" style:font-style-asian="normal" style:font-name-complex="URW Gothic L" style:font-style-complex="normal"/>
    </style:style>
    <style:style style:name="T29" style:family="text">
      <style:text-properties style:text-position="sub 58%" style:font-name="URW Gothic L" fo:font-style="normal" officeooo:rsid="007a3972" style:font-name-asian="URW Gothic L" style:font-style-asian="normal" style:font-name-complex="URW Gothic L" style:font-style-complex="normal"/>
    </style:style>
    <style:style style:name="T30" style:family="text">
      <style:text-properties style:text-position="sub 58%" officeooo:rsid="00725088" style:font-name-asian="Noto Sans" style:font-name-complex="FreeSans1"/>
    </style:style>
    <style:style style:name="T31" style:family="text">
      <style:text-properties style:text-position="sub 58%" officeooo:rsid="0055275f" style:font-name-asian="Noto Sans" style:font-name-complex="FreeSans1"/>
    </style:style>
    <style:style style:name="T32" style:family="text">
      <style:text-properties style:text-position="0% 100%"/>
    </style:style>
    <style:style style:name="T33" style:family="text">
      <style:text-properties style:text-position="0% 100%" style:font-name="URW Gothic L" officeooo:rsid="002dbe54" style:font-name-asian="URW Gothic L" style:font-name-complex="URW Gothic L"/>
    </style:style>
    <style:style style:name="T34" style:family="text">
      <style:text-properties style:text-position="0% 100%" style:font-name="URW Gothic L" officeooo:rsid="001bf9de" style:font-name-asian="URW Gothic L" style:font-name-complex="URW Gothic L"/>
    </style:style>
    <style:style style:name="T35" style:family="text">
      <style:text-properties style:text-position="0% 100%" style:font-name="URW Gothic L" fo:font-style="normal" officeooo:rsid="002dbe54" style:font-name-asian="URW Gothic L" style:font-style-asian="normal" style:font-name-complex="URW Gothic L" style:font-style-complex="normal"/>
    </style:style>
    <style:style style:name="T36" style:family="text">
      <style:text-properties style:text-position="0% 100%" officeooo:rsid="0027628f"/>
    </style:style>
    <style:style style:name="T37" style:family="text">
      <style:text-properties style:text-position="0% 100%" officeooo:rsid="002dbe54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font-style="normal" officeooo:rsid="002f138c" style:font-style-asian="normal" style:font-style-complex="normal"/>
    </style:style>
    <style:style style:name="T40" style:family="text">
      <style:text-properties style:text-position="0% 100%" fo:font-style="normal" officeooo:rsid="00305b45" style:font-style-asian="normal" style:font-style-complex="normal"/>
    </style:style>
    <style:style style:name="T41" style:family="text">
      <style:text-properties style:text-position="0% 100%" fo:font-style="normal" officeooo:rsid="004e2877" style:font-style-asian="normal" style:font-style-complex="normal"/>
    </style:style>
    <style:style style:name="T42" style:family="text">
      <style:text-properties style:text-position="0% 100%" fo:font-style="normal" officeooo:rsid="002dbe54" style:font-style-asian="normal" style:font-style-complex="normal"/>
    </style:style>
    <style:style style:name="T43" style:family="text">
      <style:text-properties style:text-position="0% 100%" fo:font-style="normal" officeooo:rsid="00a604fe" style:font-style-asian="normal" style:font-style-complex="normal"/>
    </style:style>
    <style:style style:name="T44" style:family="text">
      <style:text-properties style:text-position="0% 100%" fo:font-style="normal" officeooo:rsid="0099ecfb" style:font-style-asian="normal" style:font-style-complex="normal"/>
    </style:style>
    <style:style style:name="T45" style:family="text">
      <style:text-properties style:text-position="0% 100%" fo:font-style="normal" officeooo:rsid="00725088" style:font-name-asian="Noto Sans" style:font-style-asian="normal" style:font-name-complex="FreeSans1" style:font-style-complex="normal"/>
    </style:style>
    <style:style style:name="T46" style:family="text">
      <style:text-properties style:text-position="0% 100%" fo:font-style="normal" officeooo:rsid="008e3d0a" style:font-name-asian="Noto Sans" style:font-style-asian="normal" style:font-name-complex="FreeSans1" style:font-style-complex="normal"/>
    </style:style>
    <style:style style:name="T47" style:family="text">
      <style:text-properties style:text-position="0% 100%" fo:font-style="normal" officeooo:rsid="00ac7a64" style:font-name-asian="Noto Sans" style:font-style-asian="normal" style:font-name-complex="FreeSans1" style:font-style-complex="normal"/>
    </style:style>
    <style:style style:name="T48" style:family="text">
      <style:text-properties style:text-position="0% 100%" fo:font-style="normal" officeooo:rsid="008c097c" style:font-name-asian="Noto Sans" style:font-style-asian="normal" style:font-name-complex="FreeSans1" style:font-style-complex="normal"/>
    </style:style>
    <style:style style:name="T49" style:family="text">
      <style:text-properties style:text-position="0% 100%" fo:font-style="normal" officeooo:rsid="00ac13a2" style:font-name-asian="Noto Sans" style:font-style-asian="normal" style:font-name-complex="FreeSans1" style:font-style-complex="normal"/>
    </style:style>
    <style:style style:name="T50" style:family="text">
      <style:text-properties style:text-position="0% 100%" officeooo:rsid="00305b45"/>
    </style:style>
    <style:style style:name="T51" style:family="text">
      <style:text-properties style:text-position="0% 100%" officeooo:rsid="003d8bf6"/>
    </style:style>
    <style:style style:name="T52" style:family="text">
      <style:text-properties style:text-position="0% 100%" officeooo:rsid="003f23ef"/>
    </style:style>
    <style:style style:name="T53" style:family="text">
      <style:text-properties style:text-position="0% 100%" officeooo:rsid="00419889"/>
    </style:style>
    <style:style style:name="T54" style:family="text">
      <style:text-properties style:text-position="0% 100%" officeooo:rsid="0042f570"/>
    </style:style>
    <style:style style:name="T55" style:family="text">
      <style:text-properties style:text-position="0% 100%" officeooo:rsid="004deca5"/>
    </style:style>
    <style:style style:name="T56" style:family="text">
      <style:text-properties style:text-position="0% 100%" officeooo:rsid="004e2877"/>
    </style:style>
    <style:style style:name="T57" style:family="text">
      <style:text-properties style:text-position="0% 100%" officeooo:rsid="00557819"/>
    </style:style>
    <style:style style:name="T58" style:family="text">
      <style:text-properties style:text-position="0% 100%" officeooo:rsid="0055275f"/>
    </style:style>
    <style:style style:name="T59" style:family="text">
      <style:text-properties style:text-position="0% 100%" fo:font-style="italic" style:font-style-asian="italic" style:font-style-complex="italic"/>
    </style:style>
    <style:style style:name="T60" style:family="text">
      <style:text-properties style:text-position="0% 100%" fo:font-style="italic" officeooo:rsid="00557819" style:font-style-asian="italic" style:font-style-complex="italic"/>
    </style:style>
    <style:style style:name="T61" style:family="text">
      <style:text-properties style:text-position="0% 100%" officeooo:rsid="005786b1"/>
    </style:style>
    <style:style style:name="T62" style:family="text">
      <style:text-properties style:text-position="0% 100%" officeooo:rsid="005d2467"/>
    </style:style>
    <style:style style:name="T63" style:family="text">
      <style:text-properties style:text-position="0% 100%" officeooo:rsid="0067b9ca"/>
    </style:style>
    <style:style style:name="T64" style:family="text">
      <style:text-properties style:text-position="0% 100%" officeooo:rsid="005ec9e8"/>
    </style:style>
    <style:style style:name="T65" style:family="text">
      <style:text-properties style:text-position="0% 100%" officeooo:rsid="007086f9"/>
    </style:style>
    <style:style style:name="T66" style:family="text">
      <style:text-properties style:text-position="0% 100%" officeooo:rsid="00725088"/>
    </style:style>
    <style:style style:name="T67" style:family="text">
      <style:text-properties style:text-position="0% 100%" officeooo:rsid="00736e80"/>
    </style:style>
    <style:style style:name="T68" style:family="text">
      <style:text-properties style:text-position="0% 100%" officeooo:rsid="007a5b5c"/>
    </style:style>
    <style:style style:name="T69" style:family="text">
      <style:text-properties style:text-position="0% 100%" officeooo:rsid="007ecebd"/>
    </style:style>
    <style:style style:name="T70" style:family="text">
      <style:text-properties style:text-position="0% 100%" officeooo:rsid="00850b5e"/>
    </style:style>
    <style:style style:name="T71" style:family="text">
      <style:text-properties style:text-position="0% 100%" officeooo:rsid="008728b0"/>
    </style:style>
    <style:style style:name="T72" style:family="text">
      <style:text-properties style:text-position="0% 100%" officeooo:rsid="0087fba5"/>
    </style:style>
    <style:style style:name="T73" style:family="text">
      <style:text-properties style:text-position="0% 100%" officeooo:rsid="008ae25c"/>
    </style:style>
    <style:style style:name="T74" style:family="text">
      <style:text-properties style:text-position="0% 100%" officeooo:rsid="008e3d0a"/>
    </style:style>
    <style:style style:name="T75" style:family="text">
      <style:text-properties style:text-position="0% 100%" officeooo:rsid="00725088" style:font-name-asian="Noto Sans" style:font-name-complex="FreeSans1"/>
    </style:style>
    <style:style style:name="T76" style:family="text">
      <style:text-properties style:text-position="0% 100%" officeooo:rsid="007a3972" style:font-name-asian="Noto Sans" style:font-name-complex="FreeSans1"/>
    </style:style>
    <style:style style:name="T77" style:family="text">
      <style:text-properties style:text-position="0% 100%" officeooo:rsid="008a52b3" style:font-name-asian="Noto Sans" style:font-name-complex="FreeSans1"/>
    </style:style>
    <style:style style:name="T78" style:family="text">
      <style:text-properties style:text-position="0% 100%" officeooo:rsid="00ac13a2" style:font-name-asian="Noto Sans" style:font-name-complex="FreeSans1"/>
    </style:style>
    <style:style style:name="T79" style:family="text">
      <style:text-properties style:text-position="0% 100%" officeooo:rsid="00ac7a64" style:font-name-asian="Noto Sans" style:font-name-complex="FreeSans1"/>
    </style:style>
    <style:style style:name="T80" style:family="text">
      <style:text-properties style:text-position="0% 100%" officeooo:rsid="008c097c" style:font-name-asian="Noto Sans" style:font-name-complex="FreeSans1"/>
    </style:style>
    <style:style style:name="T81" style:family="text">
      <style:text-properties style:text-position="0% 100%" officeooo:rsid="008e3d0a" style:font-name-asian="Noto Sans" style:font-name-complex="FreeSans1"/>
    </style:style>
    <style:style style:name="T82" style:family="text">
      <style:text-properties style:text-position="0% 100%" officeooo:rsid="0099ecfb"/>
    </style:style>
    <style:style style:name="T83" style:family="text">
      <style:text-properties style:text-position="0% 100%" officeooo:rsid="009bcef1"/>
    </style:style>
    <style:style style:name="T84" style:family="text">
      <style:text-properties style:text-position="0% 100%" officeooo:rsid="00a604fe"/>
    </style:style>
    <style:style style:name="T85" style:family="text">
      <style:text-properties style:text-position="0% 100%" officeooo:rsid="00af7e21"/>
    </style:style>
    <style:style style:name="T86" style:family="text">
      <style:text-properties style:text-position="0% 100%" officeooo:rsid="00b9a9c8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officeooo:rsid="002800d9" style:font-style-asian="italic" style:font-style-complex="italic"/>
    </style:style>
    <style:style style:name="T89" style:family="text">
      <style:text-properties officeooo:rsid="001bf9de"/>
    </style:style>
    <style:style style:name="T90" style:family="text">
      <style:text-properties style:font-name="URW Gothic L" officeooo:rsid="001bf9de" style:font-name-asian="URW Gothic L" style:font-name-complex="URW Gothic L"/>
    </style:style>
    <style:style style:name="T91" style:family="text">
      <style:text-properties style:font-name="URW Gothic L" officeooo:rsid="0060519d" style:font-name-asian="URW Gothic L" style:font-name-complex="URW Gothic L"/>
    </style:style>
    <style:style style:name="T92" style:family="text">
      <style:text-properties style:font-name="URW Gothic L" fo:font-style="italic" officeooo:rsid="001bf9de" style:font-name-asian="URW Gothic L" style:font-style-asian="italic" style:font-name-complex="URW Gothic L" style:font-style-complex="italic"/>
    </style:style>
    <style:style style:name="T93" style:family="text">
      <style:text-properties style:font-name="URW Gothic L" fo:font-style="italic" officeooo:rsid="002800d9" style:font-name-asian="URW Gothic L" style:font-style-asian="italic" style:font-name-complex="URW Gothic L" style:font-style-complex="italic"/>
    </style:style>
    <style:style style:name="T94" style:family="text">
      <style:text-properties style:font-name="URW Gothic L" fo:font-style="normal" officeooo:rsid="002800d9" style:font-name-asian="URW Gothic L" style:font-style-asian="normal" style:font-name-complex="URW Gothic L" style:font-style-complex="normal"/>
    </style:style>
    <style:style style:name="T95" style:family="text">
      <style:text-properties style:font-name="URW Gothic L" fo:font-size="8pt" style:font-name-asian="URW Gothic L" style:font-size-asian="8pt" style:font-name-complex="URW Gothic L" style:font-size-complex="8pt"/>
    </style:style>
    <style:style style:name="T96" style:family="text">
      <style:text-properties style:font-name="URW Gothic L" fo:font-size="8pt" officeooo:rsid="001bf9de" style:font-name-asian="URW Gothic L" style:font-size-asian="8pt" style:font-name-complex="URW Gothic L" style:font-size-complex="8pt"/>
    </style:style>
    <style:style style:name="T97" style:family="text">
      <style:text-properties officeooo:rsid="001c898c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2800d9" style:font-style-asian="normal" style:font-style-complex="normal"/>
    </style:style>
    <style:style style:name="T100" style:family="text">
      <style:text-properties fo:font-style="normal" officeooo:rsid="007a3972" style:font-name-asian="Noto Sans" style:font-style-asian="normal" style:font-name-complex="FreeSans1" style:font-style-complex="normal"/>
    </style:style>
    <style:style style:name="T101" style:family="text">
      <style:text-properties fo:font-style="normal" officeooo:rsid="00725088" style:font-name-asian="Noto Sans" style:font-style-asian="normal" style:font-name-complex="FreeSans1" style:font-style-complex="normal"/>
    </style:style>
    <style:style style:name="T102" style:family="text">
      <style:text-properties fo:font-style="normal" officeooo:rsid="008a52b3" style:font-name-asian="Noto Sans" style:font-style-asian="normal" style:font-name-complex="FreeSans1" style:font-style-complex="normal"/>
    </style:style>
    <style:style style:name="T103" style:family="text">
      <style:text-properties officeooo:rsid="001d2841"/>
    </style:style>
    <style:style style:name="T104" style:family="text">
      <style:text-properties officeooo:rsid="00206681"/>
    </style:style>
    <style:style style:name="T105" style:family="text">
      <style:text-properties officeooo:rsid="0021902b"/>
    </style:style>
    <style:style style:name="T106" style:family="text">
      <style:text-properties officeooo:rsid="0025a95f"/>
    </style:style>
    <style:style style:name="T107" style:family="text">
      <style:text-properties officeooo:rsid="0027628f"/>
    </style:style>
    <style:style style:name="T108" style:family="text">
      <style:text-properties officeooo:rsid="002f2371"/>
    </style:style>
    <style:style style:name="T109" style:family="text">
      <style:text-properties officeooo:rsid="002f6690"/>
    </style:style>
    <style:style style:name="T110" style:family="text">
      <style:text-properties officeooo:rsid="003858bf"/>
    </style:style>
    <style:style style:name="T111" style:family="text">
      <style:text-properties officeooo:rsid="003bdd0c"/>
    </style:style>
    <style:style style:name="T112" style:family="text">
      <style:text-properties officeooo:rsid="003f23ef"/>
    </style:style>
    <style:style style:name="T113" style:family="text">
      <style:text-properties officeooo:rsid="004620d4"/>
    </style:style>
    <style:style style:name="T114" style:family="text">
      <style:text-properties officeooo:rsid="0047d997"/>
    </style:style>
    <style:style style:name="T115" style:family="text">
      <style:text-properties officeooo:rsid="004aa5ad"/>
    </style:style>
    <style:style style:name="T116" style:family="text">
      <style:text-properties officeooo:rsid="004ce7b0"/>
    </style:style>
    <style:style style:name="T117" style:family="text">
      <style:text-properties officeooo:rsid="004deca5"/>
    </style:style>
    <style:style style:name="T118" style:family="text">
      <style:text-properties officeooo:rsid="004fef48"/>
    </style:style>
    <style:style style:name="T119" style:family="text">
      <style:text-properties officeooo:rsid="0055275f"/>
    </style:style>
    <style:style style:name="T120" style:family="text">
      <style:text-properties officeooo:rsid="00557819"/>
    </style:style>
    <style:style style:name="T121" style:family="text">
      <style:text-properties officeooo:rsid="00725088"/>
    </style:style>
    <style:style style:name="T122" style:family="text">
      <style:text-properties officeooo:rsid="00754863"/>
    </style:style>
    <style:style style:name="T123" style:family="text">
      <style:text-properties style:font-name="URW Gothic L" officeooo:rsid="007a3972" style:font-name-asian="URW Gothic L" style:font-name-complex="URW Gothic L"/>
    </style:style>
    <style:style style:name="T124" style:family="text">
      <style:text-properties style:font-name="URW Gothic L" officeooo:rsid="00ba8f5c" style:font-name-asian="URW Gothic L" style:font-name-complex="URW Gothic L"/>
    </style:style>
    <style:style style:name="T125" style:family="text">
      <style:text-properties style:font-name="URW Gothic L" fo:font-style="normal" officeooo:rsid="007a3972" style:font-name-asian="URW Gothic L" style:font-style-asian="normal" style:font-name-complex="URW Gothic L" style:font-style-complex="normal"/>
    </style:style>
    <style:style style:name="T126" style:family="text">
      <style:text-properties style:font-name="URW Gothic L" fo:font-style="normal" officeooo:rsid="00bd12dd" style:font-name-asian="URW Gothic L" style:font-style-asian="normal" style:font-name-complex="URW Gothic L" style:font-style-complex="normal"/>
    </style:style>
    <style:style style:name="T127" style:family="text">
      <style:text-properties officeooo:rsid="007a3972" style:font-name-asian="Noto Sans" style:font-name-complex="FreeSans1"/>
    </style:style>
    <style:style style:name="T128" style:family="text">
      <style:text-properties officeooo:rsid="008a52b3" style:font-name-asian="Noto Sans" style:font-name-complex="FreeSans1"/>
    </style:style>
    <style:style style:name="T129" style:family="text">
      <style:text-properties officeooo:rsid="00725088" style:font-name-asian="Noto Sans" style:font-name-complex="FreeSans1"/>
    </style:style>
    <style:style style:name="T130" style:family="text">
      <style:text-properties officeooo:rsid="008395a5"/>
    </style:style>
    <style:style style:name="T131" style:family="text">
      <style:text-properties officeooo:rsid="00850b5e"/>
    </style:style>
    <style:style style:name="T132" style:family="text">
      <style:text-properties officeooo:rsid="0086a3fc"/>
    </style:style>
    <style:style style:name="T133" style:family="text">
      <style:text-properties officeooo:rsid="0087fba5"/>
    </style:style>
    <style:style style:name="T134" style:family="text">
      <style:text-properties officeooo:rsid="00887929"/>
    </style:style>
    <style:style style:name="T135" style:family="text">
      <style:text-properties officeooo:rsid="008af823"/>
    </style:style>
    <style:style style:name="T136" style:family="text">
      <style:text-properties officeooo:rsid="008c097c"/>
    </style:style>
    <style:style style:name="T137" style:family="text">
      <style:text-properties officeooo:rsid="008c6af0"/>
    </style:style>
    <style:style style:name="T138" style:family="text">
      <style:text-properties officeooo:rsid="0090662e"/>
    </style:style>
    <style:style style:name="T139" style:family="text">
      <style:text-properties officeooo:rsid="00962843"/>
    </style:style>
    <style:style style:name="T140" style:family="text">
      <style:text-properties officeooo:rsid="00a21801"/>
    </style:style>
    <style:style style:name="T141" style:family="text">
      <style:text-properties officeooo:rsid="00a40d9c"/>
    </style:style>
    <style:style style:name="T142" style:family="text">
      <style:text-properties officeooo:rsid="00a604fe"/>
    </style:style>
    <style:style style:name="T143" style:family="text">
      <style:text-properties officeooo:rsid="00ab4bfd"/>
    </style:style>
    <style:style style:name="T144" style:family="text">
      <style:text-properties officeooo:rsid="00b4e8a2"/>
    </style:style>
    <style:style style:name="T145" style:family="text">
      <style:text-properties officeooo:rsid="00b8ae2d"/>
    </style:style>
    <style:style style:name="T146" style:family="text">
      <style:text-properties officeooo:rsid="00bbc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timizacion</text:p>
      <text:p text:style-name="P5"><text:span text:style-name="T97">Primera entrega del </text:span>Proyecto</text:p>
      <text:p text:style-name="P5"/>
      <text:p text:style-name="P91">Grupo 2</text:p>
      <text:p text:style-name="P6"><text:span text:style-name="T90">•</text:span> Miguel Soto <text:span text:style-name="T114">Delgado</text:span>, <text:span text:style-name="T89">Rol 201973623-K</text:span></text:p>
      <text:p text:style-name="P6"><text:span text:style-name="T90">•</text:span> Sebastian Guerra <text:span text:style-name="T114">Espinoza</text:span>, <text:span text:style-name="T89">Rol 202173563-1</text:span></text:p>
      <text:p text:style-name="P1"/>
      <text:p text:style-name="P91">Modelo Matematico</text:p>
      <text:p text:style-name="P5"/>
      <text:p text:style-name="P24">A continuacion se indicara el modelo matematico por partes. Cada parte del modelo ira asociado a una tabla a modo de ejemplo para poder visualizar mejor las implicancias del planteamiento. <text:span text:style-name="T113">Para</text:span> de evitar confusion, se establece lo siguiente:</text:p>
      <text:p text:style-name="P15"><text:span text:style-name="T90"/></text:p>
      <text:p text:style-name="P15"><text:span text:style-name="T90">•</text:span><text:span text:style-name="T92"> </text:span><text:span text:style-name="T93">i</text:span><text:span text:style-name="T94"> : Trabajador en especifico</text:span><text:span text:style-name="T87"> </text:span></text:p>
      <text:p text:style-name="P15"><text:span text:style-name="T90">•</text:span> <text:span text:style-name="T88">j </text:span><text:span text:style-name="T99">: Tarea en especifico a realizar</text:span></text:p>
      <text:p text:style-name="P15"/>
      <text:p text:style-name="P92">Parametros</text:p>
      <text:p text:style-name="P13">Lo conocido, que no se puede modificar</text:p>
      <text:p text:style-name="P5"/>
      <text:p text:style-name="P75"><text:span text:style-name="T90">• </text:span><text:span text:style-name="T91">Cantidad de trabajadores disponibles: </text:span></text:p>
      <text:p text:style-name="P51"><text:span text:style-name="T91"/></text:p>
      <text:p text:style-name="P94"><text:span text:style-name="T91">D</text:span></text:p>
      <text:p text:style-name="P52"/>
      <text:p text:style-name="P75"><text:span text:style-name="T90">• </text:span><text:span text:style-name="T91">Cantidad de tareas a realizar: </text:span></text:p>
      <text:p text:style-name="P51"><text:span text:style-name="T91"/></text:p>
      <text:p text:style-name="P94"><text:span text:style-name="T91">C</text:span></text:p>
      <text:p text:style-name="P52"/>
      <text:p text:style-name="P75"><text:span text:style-name="T90">• </text:span><text:span text:style-name="T91">Presupuesto total: </text:span></text:p>
      <text:p text:style-name="P51"><text:span text:style-name="T91"/></text:p>
      <text:p text:style-name="P94"><text:span text:style-name="T91">P</text:span></text:p>
      <text:p text:style-name="P52"/>
      <text:p text:style-name="P79"><text:span text:style-name="T90">•</text:span> <text:span text:style-name="T136">Costo fijo</text:span> trabajador <text:span text:style-name="T119">(i)</text:span><text:span text:style-name="T87"> </text:span>en cierta tarea <text:span text:style-name="T119">(j):</text:span> </text:p>
      <text:p text:style-name="P54"/>
      <text:p text:style-name="P99"><text:span text:style-name="T136">F</text:span><text:span text:style-name="T20">ij</text:span></text:p>
      <text:p text:style-name="P55"/>
      <text:p text:style-name="P80"><text:span text:style-name="T90">•</text:span> <text:span text:style-name="T136">Costo </text:span><text:span text:style-name="T137">unitario (por hora) de </text:span>trabajador <text:span text:style-name="T119">(i)</text:span><text:span text:style-name="T87"> </text:span>en cierta tarea <text:span text:style-name="T119">(j):</text:span> </text:p>
      <text:p text:style-name="P55"/>
      <text:p text:style-name="P100"><text:span text:style-name="T74">U</text:span><text:span text:style-name="T20">ij</text:span></text:p>
      <text:p text:style-name="P55"/>
      <text:p text:style-name="P75"><text:span text:style-name="T90">•</text:span> Nivel de especializacion por trabajador <text:span text:style-name="T119">(i)</text:span><text:span text:style-name="T87"> </text:span>en cierta tarea <text:span text:style-name="T119">(j):</text:span> </text:p>
      <text:p text:style-name="P51"/>
      <text:p text:style-name="P94"><text:span text:style-name="T107">E</text:span><text:span text:style-name="T20">ij</text:span></text:p>
      <text:p text:style-name="P51"><text:span text:style-name="T20"/></text:p>
      <text:p text:style-name="P34">“Se sabe que los trabajadores están clasificados según su nivel de especialización. <text:span text:style-name="T103">(...)</text:span>”</text:p>
      <text:p text:style-name="P60"/>
      <text:p text:style-name="P75"><text:span text:style-name="T90">•</text:span> Nivel de especializacion <text:span text:style-name="T120">minima</text:span> por <text:span text:style-name="T120">tarea </text:span><text:span text:style-name="T119">(j):</text:span></text:p>
      <text:p text:style-name="P51"/>
      <text:p text:style-name="P94"><text:span text:style-name="T120">T</text:span><text:span text:style-name="T21">j</text:span></text:p>
      <text:p text:style-name="P51"><text:span text:style-name="T21"/></text:p>
      <text:p text:style-name="P45">“Además, las tareas están clasificadas según los mismos niveles de especialización de tal manera que una tarea de cierto</text:p>
      <text:p text:style-name="P45">nivel de especialización puede ser ejecutada solo por trabajadores de tal nivel, o bien, uno superior, pero no inferior.”</text:p>
      <text:p text:style-name="P72"/>
      <text:p text:style-name="P75"><text:span text:style-name="T90">•</text:span> <text:span text:style-name="T122">Cantidad de horas</text:span> por <text:span text:style-name="T120">tarea </text:span><text:span text:style-name="T119">(j):</text:span> </text:p>
      <text:p text:style-name="P75"/>
      <text:p text:style-name="P94"><text:span text:style-name="T68">H</text:span><text:span text:style-name="T21">j</text:span></text:p>
      <text:p text:style-name="P75"><text:span text:style-name="T21"/></text:p>
      <text:p text:style-name="P46">“Cada tarea requiere de cierta cantidad de tiempo para ser completada y cada trabajador puede ser asignado por una cantidad determinada de tiempo. Todas las tareas deben ser completadas en su totalidad.”</text:p>
      <text:p text:style-name="P72"/>
      <text:p text:style-name="P76"><text:span text:style-name="T90">•</text:span> <text:span text:style-name="T120">Diferencia entre la especializacion del</text:span><text:span text:style-name="T57"> t</text:span><text:span text:style-name="T32">rabajador </text:span><text:span text:style-name="T58">(i)</text:span><text:span text:style-name="T59"> </text:span><text:span text:style-name="T60">y</text:span><text:span text:style-name="T32"> cierta tarea </text:span><text:span text:style-name="T58">(j):</text:span><text:span text:style-name="T32"> </text:span></text:p>
      <text:p text:style-name="P76"><text:span text:style-name="T57"/></text:p>
      <text:p text:style-name="P95"><text:span text:style-name="T57">S</text:span><text:span text:style-name="T21">ij</text:span><text:span text:style-name="T57"> = </text:span><text:span text:style-name="T62">E</text:span><text:span text:style-name="T21">ij</text:span><text:span text:style-name="T57"> – T</text:span><text:span text:style-name="T21">j</text:span><text:span text:style-name="T34">. </text:span></text:p>
      <text:p text:style-name="P76"><text:span text:style-name="T34"/></text:p>
      <text:p text:style-name="P76"><text:span text:style-name="T64">Esto determina si un trabajador esta sobrecalificado o subcalificado para cierta tarea</text:span></text:p>
      <text:p text:style-name="P56"><text:soft-page-break/></text:p>
      <text:p text:style-name="P81"><text:span text:style-name="T90">•</text:span> <text:span text:style-name="T138">La cantidad de tareas maximas que puede realizar un mismo trabajador</text:span></text:p>
      <text:p text:style-name="P56"/>
      <text:p text:style-name="P101"><text:span text:style-name="T138">N</text:span><text:span text:style-name="T20">i</text:span></text:p>
      <text:p text:style-name="P56"><text:span text:style-name="T20"/></text:p>
      <text:p text:style-name="P48">“Cada trabajador puede ser asignado a máximo N tareas, pero para completar una tarea puede requerirse más de un trabajador.”</text:p>
      <text:p text:style-name="P81"/>
      <text:p text:style-name="P82"/>
      <text:p text:style-name="P82"><text:span text:style-name="T90">•</text:span> <text:span text:style-name="T139">Costo de sobrecalificacion </text:span><text:span text:style-name="T140">fijo</text:span><text:span text:style-name="T58">:</text:span><text:span text:style-name="T32"> </text:span></text:p>
      <text:p text:style-name="P82"><text:span text:style-name="T57"/></text:p>
      <text:p text:style-name="P103"><text:span text:style-name="T82">O</text:span><text:span text:style-name="T21">j</text:span></text:p>
      <text:p text:style-name="P82"><text:span text:style-name="T34"/></text:p>
      <text:p text:style-name="P82"><text:span text:style-name="T64">“</text:span><text:span text:style-name="T83">A</text:span><text:span text:style-name="T64">demás, existe un costo por sobrecalificación asociada a cada tarea”</text:span></text:p>
      <text:p text:style-name="P84"/>
      <text:p text:style-name="P69"><text:span text:style-name="T90">•</text:span> <text:span text:style-name="T133">Si el trabajador es</text:span><text:span text:style-name="T141">ta sobrecalificado </text:span><text:span text:style-name="T142">para cierta tarea (1 o 0)</text:span><text:span text:style-name="T133">:</text:span></text:p>
      <text:p text:style-name="P69"/>
      <text:p text:style-name="P105"><text:span text:style-name="T84">Z</text:span><text:span text:style-name="T3">ij</text:span></text:p>
      <text:p text:style-name="P60"/>
      <text:p text:style-name="P92">Variables</text:p>
      <text:p text:style-name="P13">Lo desconocido, que se puede modificar</text:p>
      <text:p text:style-name="P77"/>
      <text:p text:style-name="P64"><text:span text:style-name="T90">•</text:span> Horas asignadas de un trabaj<text:span text:style-name="T115">a</text:span>dor<text:span text:style-name="T87"> </text:span>a cierta tarea <text:span text:style-name="T135">(numero natural)</text:span>: </text:p>
      <text:p text:style-name="P64"/>
      <text:p text:style-name="P96"><text:span text:style-name="T107">X</text:span><text:span text:style-name="T3">ij</text:span></text:p>
      <text:p text:style-name="P78"/>
      <text:p text:style-name="P66"><text:span text:style-name="T90">•</text:span> <text:span text:style-name="T133">Si el trabajador es asignado </text:span><text:span text:style-name="T134">(1 o 0)</text:span><text:span text:style-name="T133">:</text:span></text:p>
      <text:p text:style-name="P66"/>
      <text:p text:style-name="P98"><text:span text:style-name="T72">Y</text:span><text:span text:style-name="T3">ij</text:span></text:p>
      <text:p text:style-name="P58"><text:span text:style-name="T3"/></text:p>
      <text:p text:style-name="P74"/>
      <text:p text:style-name="P90">Restricciones</text:p>
      <text:p text:style-name="P13">Relacion entre las variables y parametros</text:p>
      <text:p text:style-name="P83"/>
      <text:p text:style-name="P68"><text:span text:style-name="T90">•</text:span> <text:span text:style-name="T143">Se debe respetar el presupuesto total de la empresa</text:span>: </text:p>
      <text:p text:style-name="P57"/>
      <text:p text:style-name="P106"><text:span text:style-name="T123">∑</text:span><text:span text:style-name="T26">i</text:span><text:span text:style-name="T25">=1</text:span><text:span text:style-name="T123">∑</text:span><text:span text:style-name="T25">j=1</text:span><text:span text:style-name="T127"> </text:span><text:span text:style-name="T129">X</text:span><text:span text:style-name="T30">ij</text:span><text:span text:style-name="T75"> </text:span><text:span text:style-name="T81">U</text:span><text:span text:style-name="T31">ij </text:span><text:span text:style-name="T79">+ </text:span><text:span text:style-name="T128">Y</text:span><text:span text:style-name="T30">ij</text:span><text:span text:style-name="T75"> </text:span><text:span text:style-name="T80">F</text:span><text:span text:style-name="T31">ij </text:span><text:span text:style-name="T78">+ </text:span><text:span text:style-name="T84">Z</text:span><text:span text:style-name="T3">ij </text:span><text:span text:style-name="T82">O</text:span><text:span text:style-name="T21">j </text:span><text:span text:style-name="T66">&lt;</text:span><text:span text:style-name="T85">=</text:span><text:span text:style-name="T23"> </text:span><text:span text:style-name="T85">P</text:span></text:p>
      <text:p text:style-name="P88"><text:span text:style-name="T32">La cantidad de horas del trabajador por su costo unitario, mas su costo fijo si se asigna, mas el costo de sobrecalificacion si lo esta, debe ser menor o igual al presupuesto total</text:span></text:p>
      <text:p text:style-name="P57"/>
      <text:p text:style-name="P65"><text:span text:style-name="T90">•</text:span> <text:span text:style-name="T132">La cantidad maxima de trabajadores asignados es igual la cantidad total</text:span></text:p>
      <text:p text:style-name="P53"/>
      <text:p text:style-name="P97"><text:span text:style-name="T123">∑</text:span><text:span text:style-name="T26">i</text:span><text:span text:style-name="T25">=1</text:span><text:span text:style-name="T123">∑</text:span><text:span text:style-name="T25">j=1</text:span><text:span text:style-name="T127"> </text:span><text:span text:style-name="T128">Y</text:span><text:span text:style-name="T23">ij</text:span><text:span text:style-name="T66"> &lt;</text:span><text:span text:style-name="T71">=</text:span><text:span text:style-name="T66"> </text:span><text:span text:style-name="T70">D</text:span></text:p>
      <text:p text:style-name="P85"/>
      <text:p text:style-name="P73"><text:span text:style-name="T90">•</text:span> Nivel de especializacion <text:span text:style-name="T103">minima por </text:span>tarea<text:span text:style-name="T34">. </text:span><text:span text:style-name="T61">Para este caso, usamos la diferencia entre la especializacion del trabajador y lo que exige la tarea (</text:span><text:span text:style-name="T57">S</text:span><text:span text:style-name="T21">ij</text:span><text:span text:style-name="T61">)</text:span><text:span text:style-name="T34">. </text:span><text:span text:style-name="T61">Por ende, que </text:span><text:span text:style-name="T57">S</text:span><text:span text:style-name="T21">ij</text:span><text:span text:style-name="T57"> </text:span><text:span text:style-name="T61">sea mayor o igual a 0 sera una restriccion </text:span><text:span text:style-name="T65">para todo i y j</text:span><text:span text:style-name="T61">: </text:span></text:p>
      <text:p text:style-name="P73"><text:span text:style-name="T61"/></text:p>
      <text:p text:style-name="P104"><text:span text:style-name="T69">Si S</text:span><text:span text:style-name="T3">ij</text:span><text:span text:style-name="T36"> </text:span><text:span text:style-name="T57">&lt;</text:span><text:span text:style-name="T63"> 0</text:span><text:span text:style-name="T36">, </text:span><text:span text:style-name="T69">entonces</text:span><text:span text:style-name="T76"> </text:span><text:span text:style-name="T77">Y</text:span><text:span text:style-name="T30">ij</text:span><text:span text:style-name="T75"> </text:span><text:span text:style-name="T66">X</text:span><text:span text:style-name="T23">ij</text:span><text:span text:style-name="T66"> </text:span><text:span text:style-name="T71">=</text:span><text:span text:style-name="T66"> </text:span><text:span text:style-name="T73">0</text:span></text:p>
      <text:p text:style-name="P87">Si la diferencia entre la especializacion y lo que exige la tarea <text:span text:style-name="T130">es negativa</text:span>, entonces el trabajador no se asigna</text:p>
      <text:p text:style-name="P47"/>
      <text:p text:style-name="P35">“<text:span text:style-name="T103">(...) </text:span>Además, las tareas están clasificadas según los mismos niveles de especialización de tal manera que una tarea de cierto</text:p>
      <text:p text:style-name="P35">nivel de especialización puede ser ejecutada solo por trabajadores de tal nivel, o bien, uno superior, pero no inferior.”</text:p>
      <text:p text:style-name="P5"/>
      <text:p text:style-name="P63"><text:span text:style-name="T90">•</text:span> Horas asignadas a cierta tarea: </text:p>
      <text:p text:style-name="P49"/>
      <text:p text:style-name="P102"><text:span text:style-name="T123">∑</text:span><text:span text:style-name="T25">j=1</text:span><text:span text:style-name="T127"> </text:span><text:span text:style-name="T128">Y</text:span><text:span text:style-name="T30">ij</text:span><text:span text:style-name="T75"> </text:span><text:span text:style-name="T121">X</text:span><text:span text:style-name="T23">ij</text:span><text:span text:style-name="T66"> = </text:span><text:span text:style-name="T67">H</text:span><text:span text:style-name="T24">j</text:span></text:p>
      <text:p text:style-name="P109">La suma de todas las horas asignadas a una misma tarea debe ser igual a la cantidad de horas que exige esta <text:span text:style-name="T131">ultima</text:span></text:p>
      <text:p text:style-name="P16"><text:span text:style-name="T22"/></text:p>
      <text:p text:style-name="P62"><text:span text:style-name="T87">“Cada tarea requiere de cierta cantidad de tiempo para ser completada y cada trabajador puede ser asignado por una cantidad determinada de tiempo. Todas las tareas deben ser completadas en su totalidad.”</text:span></text:p>
      <text:p text:style-name="P59"/>
      <text:p text:style-name="P70"><text:span text:style-name="T90">•</text:span> <text:span text:style-name="T145">No se pueden asignar mas de dos tercios de los trabajadores totales a una misma tarea</text:span></text:p>
      <text:p text:style-name="P59"/>
      <text:p text:style-name="P107"><text:span text:style-name="T123">∑</text:span><text:span text:style-name="T27">i</text:span><text:span text:style-name="T25">=1</text:span><text:span text:style-name="T127"> </text:span><text:span text:style-name="T128">Y</text:span><text:span text:style-name="T23">ij</text:span><text:span text:style-name="T66"> &lt;</text:span><text:span text:style-name="T71">=</text:span><text:span text:style-name="T66"> </text:span><text:span text:style-name="T86">2/3 </text:span><text:span text:style-name="T70">D</text:span></text:p>
      <text:p text:style-name="P86"><text:span text:style-name="T87"/></text:p>
      <text:p text:style-name="P16"/>
      <text:p text:style-name="P93"><text:soft-page-break/>Funcion Objetivo</text:p>
      <text:p text:style-name="P14">Funcion factible con el mejor resultado posible</text:p>
      <text:p text:style-name="P7"><text:span text:style-name="T90"/></text:p>
      <text:p text:style-name="P8"><text:span text:style-name="T90">•</text:span> <text:span text:style-name="T146">Minimizar costos totales</text:span></text:p>
      <text:p text:style-name="P108"><text:span text:style-name="T126">min A = </text:span><text:span text:style-name="T125">∑</text:span><text:span text:style-name="T28">i</text:span><text:span text:style-name="T29">=1</text:span><text:span text:style-name="T125">∑</text:span><text:span text:style-name="T29">j=1</text:span><text:span text:style-name="T100"> </text:span><text:span text:style-name="T101">X</text:span><text:span text:style-name="T11">ij</text:span><text:span text:style-name="T45"> </text:span><text:span text:style-name="T46">U</text:span><text:span text:style-name="T12">ij </text:span><text:span text:style-name="T47">+ </text:span><text:span text:style-name="T102">Y</text:span><text:span text:style-name="T11">ij</text:span><text:span text:style-name="T45"> </text:span><text:span text:style-name="T48">F</text:span><text:span text:style-name="T12">ij </text:span><text:span text:style-name="T49">+ </text:span><text:span text:style-name="T43">Z</text:span><text:span text:style-name="T9">ij </text:span><text:span text:style-name="T44">O</text:span><text:span text:style-name="T10">j </text:span></text:p>
      <text:p text:style-name="P9"><text:span text:style-name="T90"/></text:p>
      <text:p text:style-name="P9"><text:span text:style-name="T90">•</text:span> <text:span text:style-name="T146">Minimizar los c</text:span><text:span text:style-name="T105">osto</text:span><text:span text:style-name="T109">s</text:span><text:span text:style-name="T105"> </text:span><text:span text:style-name="T109">por sobrecalificacion</text:span><text:span text:style-name="T105"> </text:span><text:span text:style-name="T108">(</text:span><text:span text:style-name="T40">S</text:span><text:span text:style-name="T6">ij</text:span><text:span text:style-name="T108">)</text:span></text:p>
      <text:p text:style-name="P9"/>
      <text:p text:style-name="P108"><text:span text:style-name="T126">min B = </text:span><text:span text:style-name="T125">∑</text:span><text:span text:style-name="T28">i</text:span><text:span text:style-name="T29">=1</text:span><text:span text:style-name="T125">∑</text:span><text:span text:style-name="T29">j=1</text:span><text:span text:style-name="T100"> </text:span><text:span text:style-name="T43">Z</text:span><text:span text:style-name="T9">ij </text:span><text:span text:style-name="T44">O</text:span><text:span text:style-name="T10">j </text:span></text:p>
      <text:p text:style-name="P89"/>
      <text:p text:style-name="P91">Casos de Infactibilidad</text:p>
      <text:p text:style-name="P3"><text:span text:style-name="T96">L</text:span><text:span text:style-name="T95">os casos de infactibilidad serian los suficientes</text:span></text:p>
      <text:p text:style-name="P3"><text:span text:style-name="T95"/></text:p>
      <text:p text:style-name="P10"><text:span text:style-name="T90">•</text:span> <text:span text:style-name="T112">Costos por sobrecalificacion negativas: Esto no puede darse ya que las restricciones evitan asignar un X</text:span><text:span text:style-name="T16">ij </text:span><text:span text:style-name="T52">positivo para cualquier empleado con especializacion menor al minimo, </text:span><text:span text:style-name="T53">por lo que podria haber casos infactibles asociados a esto.</text:span></text:p>
      <text:p text:style-name="P4"><text:span text:style-name="T95"/></text:p>
      <text:p text:style-name="P11"><text:span text:style-name="T34">•</text:span><text:span text:style-name="T52"> </text:span><text:span text:style-name="T53">Horas minimas no alcanzadas</text:span><text:span text:style-name="T52">: </text:span><text:span text:style-name="T53">La restriccion por especializacion puede generar conflictos al asignar horas para completar el minimo por tarea, resultando en casos </text:span><text:span text:style-name="T54">infactib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50:56.387311604</meta:creation-date>
    <dc:date>2024-06-20T15:32:12.371635970</dc:date>
    <meta:editing-duration>PT6H40M20S</meta:editing-duration>
    <meta:editing-cycles>144</meta:editing-cycles>
    <meta:generator>LibreOffice/7.6.7.2$Linux_X86_64 LibreOffice_project/60$Build-2</meta:generator>
    <meta:print-date>2024-05-29T02:48:30.811042610</meta:print-date>
    <meta:printed-by>PDF files</meta:printed-by>
    <meta:document-statistic meta:table-count="0" meta:image-count="0" meta:object-count="0" meta:page-count="3" meta:paragraph-count="76" meta:word-count="737" meta:character-count="4331" meta:non-whitespace-character-count="3652"/>
  </office:meta>
</office:document-meta>
</file>